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b5d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b5d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b5d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b5d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b5d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b5d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b5d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b5d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b5d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b5d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b5d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b5d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b5d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b5d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b5d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b5d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b5d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gustin Jose Caldea Castill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3/7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6266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uro Guadalupe Caldea Cedeñ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95198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6.08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4" meta:non-whitespace-character-count="1006"/>
    <meta:template xlink:type="simple" xlink:actuate="onRequest" xlink:title="Normal" xlink:href=""/>
  </office:meta>
</office:document-meta>
</file>